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5983b0" draw:fill-gradient-name="Gradient_20_1" loext:fill-use-slide-background="false" draw:opacity="100%" draw:opacity-name="" draw:textarea-horizontal-align="justify" draw:textarea-vertical-align="middle" draw:auto-grow-height="false" fo:min-height="2.405cm" fo:min-width="2.336cm" loext:decorative="false"/>
      <style:paragraph-properties style:writing-mode="lr-tb"/>
    </style:style>
    <style:style style:name="gr2" style:family="graphic" style:parent-style-name="standard">
      <style:graphic-properties svg:stroke-width="0cm" svg:stroke-color="#069a2e" draw:fill="gradient" draw:fill-gradient-name="Pastel_20_Bouquet" draw:textarea-horizontal-align="justify" draw:textarea-vertical-align="middle" draw:auto-grow-height="false" fo:min-height="3.005cm" fo:min-width="2.6cm" fo:wrap-option="wrap" loext:decorative="false"/>
      <style:paragraph-properties style:writing-mode="lr-tb"/>
    </style:style>
    <style:style style:name="gr3" style:family="graphic" style:parent-style-name="standard">
      <style:graphic-properties draw:fill="gradient" draw:fill-color="#2a6099" draw:fill-gradient-name="Gradient_20_2" draw:textarea-horizontal-align="justify" draw:textarea-vertical-align="middle" draw:auto-grow-height="false" fo:min-height="3.309cm" fo:min-width="3.23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515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812cm" loext:decorative="false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734cm" loext:decorative="false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9" style:family="graphic" style:parent-style-name="standard">
      <style:graphic-properties svg:stroke-color="#ff0000" draw:fill="gradient" draw:fill-gradient-name="Gradient_20_31" draw:textarea-horizontal-align="justify" draw:textarea-vertical-align="middle" draw:auto-grow-height="false" fo:min-height="2.102cm" fo:min-width="3.50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.515cm" loext:decorative="false"/>
      <style:paragraph-properties style:writing-mode="lr-tb"/>
    </style:style>
    <style:style style:name="gr11" style:family="graphic" style:parent-style-name="standard">
      <style:graphic-properties draw:marker-start="Arrow" draw:marker-start-width="0.3cm" draw:marker-end="Arrow" draw:marker-end-width="0.3cm" draw:textarea-vertical-align="middle" loext:decorative="false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9pt"/>
    </style:style>
    <style:style style:name="P2" style:family="paragraph">
      <loext:graphic-properties draw:fill="gradient" draw:fill-color="#5983b0" draw:fill-gradient-name="Gradient_20_1" draw:opacity="100%"/>
      <style:paragraph-properties fo:text-align="center"/>
      <style:text-properties fo:font-size="19pt"/>
    </style:style>
    <style:style style:name="P3" style:family="paragraph">
      <loext:graphic-properties draw:fill="gradient" draw:fill-gradient-name="Pastel_20_Bouquet"/>
      <style:paragraph-properties fo:text-align="center"/>
      <style:text-properties fo:font-size="19pt"/>
    </style:style>
    <style:style style:name="P4" style:family="paragraph">
      <loext:graphic-properties draw:fill="gradient" draw:fill-color="#2a6099" draw:fill-gradient-name="Gradient_20_2"/>
      <style:paragraph-properties fo:text-align="center"/>
      <style:text-properties fo:font-size="19pt"/>
    </style:style>
    <style:style style:name="P5" style:family="paragraph">
      <style:text-properties fo:font-size="19pt"/>
    </style:style>
    <style:style style:name="P6" style:family="paragraph">
      <loext:graphic-properties draw:fill="none" draw:fill-color="#ffffff"/>
      <style:text-properties fo:font-size="19pt"/>
    </style:style>
    <style:style style:name="P7" style:family="paragraph">
      <loext:graphic-properties draw:fill="none"/>
      <style:text-properties fo:font-size="19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gradient" draw:fill-gradient-name="Gradient_20_31"/>
      <style:paragraph-properties fo:text-align="center"/>
      <style:text-properties fo:font-size="1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67cm" svg:height="5.309cm" svg:x="3.09cm" svg:y="5.458cm">
          <text:p text:style-name="P1">Caddy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3" xml:id="id1" draw:id="id1" draw:layer="layout" svg:width="4.382cm" svg:height="4.603cm" svg:x="13.003cm" svg:y="0.532cm">
          <text:p text:style-name="P1">Nuxt (Nitro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4.117cm" svg:height="3.943cm" svg:x="17.268cm" svg:y="5.192cm">
          <text:p text:style-name="P1">Symfony, Apache, Ph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4" draw:text-style-name="P6" draw:layer="layout" svg:width="1.288cm" svg:height="1.765cm" svg:x="15.978cm" svg:y="6.254cm">
          <draw:text-box>
            <text:p text:style-name="P5">80</text:p>
          </draw:text-box>
        </draw:frame>
        <draw:frame draw:style-name="gr5" draw:text-style-name="P7" draw:layer="layout" svg:width="2.322cm" svg:height="1.062cm" svg:x="0.771cm" svg:y="7.051cm">
          <draw:text-box>
            <text:p text:style-name="P5">443</text:p>
          </draw:text-box>
        </draw:frame>
        <draw:connector draw:style-name="gr6" draw:text-style-name="P9" draw:layer="layout" svg:x1="13.003cm" svg:y1="2.834cm" svg:x2="5.925cm" svg:y2="5.458cm" draw:start-shape="id1" draw:start-glue-point="6" draw:end-shape="id2" draw:end-glue-point="4" svg:d="M13003 2834h-7078v2624" svg:viewBox="0 0 7079 2625">
          <text:p text:style-name="P8"/>
        </draw:connector>
        <draw:frame draw:style-name="gr4" draw:text-style-name="P6" draw:layer="layout" svg:width="2.062cm" svg:height="1.765cm" svg:x="11.073cm" svg:y="1.885cm">
          <draw:text-box>
            <text:p text:style-name="P5">3000</text:p>
          </draw:text-box>
        </draw:frame>
        <draw:frame draw:style-name="gr7" draw:text-style-name="P7" draw:layer="layout" svg:width="1.881cm" svg:height="1.005cm" svg:x="8.504cm" svg:y="8.151cm">
          <draw:text-box>
            <text:p text:style-name="P5">80</text:p>
          </draw:text-box>
        </draw:frame>
        <draw:connector draw:style-name="gr8" draw:text-style-name="P9" draw:layer="layout" draw:type="curve" svg:x1="8.76cm" svg:y1="8.113cm" svg:x2="15.194cm" svg:y2="5.135cm" draw:start-shape="id2" draw:start-glue-point="7" draw:end-shape="id1" draw:end-glue-point="8" svg:d="M8760 8113c4290 0 6434-992 6434-2978" svg:viewBox="0 0 6435 2979">
          <text:p/>
        </draw:connector>
        <draw:frame draw:style-name="gr4" draw:text-style-name="P6" draw:layer="layout" svg:width="6.445cm" svg:height="1.765cm" svg:x="7.987cm" svg:y="5.989cm">
          <draw:text-box>
            <text:p text:style-name="P5">Api Reverse Proxy</text:p>
          </draw:text-box>
        </draw:frame>
        <draw:frame draw:style-name="gr4" draw:text-style-name="P6" draw:layer="layout" svg:width="7.734cm" svg:height="1.765cm" svg:x="5.409cm" svg:y="0.947cm">
          <draw:text-box>
            <text:p text:style-name="P5">Frontend Reverse Proxy</text:p>
          </draw:text-box>
        </draw:frame>
        <draw:custom-shape draw:style-name="gr9" draw:text-style-name="P10" xml:id="id4" draw:id="id4" draw:layer="layout" svg:width="4cm" svg:height="3.762cm" svg:x="17.385cm" svg:y="9.623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position-x="?f7" draw:handle-position-y="$0" draw:handle-range-y-minimum="0" draw:handle-range-y-maximum="10800"/>
          </draw:enhanced-geometry>
        </draw:custom-shape>
        <draw:frame draw:style-name="gr10" draw:text-style-name="P7" draw:layer="layout" svg:width="2.112cm" svg:height="1.765cm" svg:x="22.135cm" svg:y="8.87cm">
          <draw:text-box>
            <text:p text:style-name="P5">5432</text:p>
          </draw:text-box>
        </draw:frame>
        <draw:line draw:style-name="gr11" draw:text-style-name="P8" draw:layer="layout" svg:x1="3.094cm" svg:y1="8.111cm" svg:x2="0cm" svg:y2="8.111cm">
          <text:p/>
        </draw:line>
        <draw:connector draw:style-name="gr12" draw:text-style-name="P9" draw:layer="layout" draw:type="lines" draw:line-skew="0.249cm 0.248cm" svg:x1="21.385cm" svg:y1="7.163cm" svg:x2="21.385cm" svg:y2="11.504cm" draw:start-shape="id3" draw:start-glue-point="1" draw:end-shape="id4" draw:end-glue-point="8" svg:d="M21385 7163h750v4341h-750" svg:viewBox="0 0 751 4342">
          <text:p/>
        </draw:connector>
        <draw:connector draw:style-name="gr12" draw:text-style-name="P9" draw:layer="layout" draw:type="curve" svg:x1="5.925cm" svg:y1="10.767cm" svg:x2="17.268cm" svg:y2="7.163cm" draw:start-shape="id2" draw:start-glue-point="6" draw:end-shape="id3" draw:end-glue-point="3" svg:d="M5925 10767c0 751 3544 627 4785-462s177-3142 6558-3142" svg:viewBox="0 0 11344 408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2a6099" draw:end-color="#28471f" draw:start-intensity="100%" draw:end-intensity="100%" draw:angle="30deg" draw:border="0%">
      <loext:gradient-stop svg:offset="0" loext:color-type="rgb" loext:color-value="#2a6099"/>
      <loext:gradient-stop svg:offset="1" loext:color-type="rgb" loext:color-value="#28471f"/>
    </draw:gradient>
    <draw:gradient draw:name="Gradient_20_10" draw:display-name="Gradient 10" draw:style="linear" draw:start-color="#8d281e" draw:end-color="#50200c" draw:start-intensity="100%" draw:end-intensity="100%" draw:angle="30deg" draw:border="0%">
      <loext:gradient-stop svg:offset="0" loext:color-type="rgb" loext:color-value="#8d281e"/>
      <loext:gradient-stop svg:offset="1" loext:color-type="rgb" loext:color-value="#50200c"/>
    </draw:gradient>
    <draw:gradient draw:name="Gradient_20_12" draw:display-name="Gradient 12" draw:style="linear" draw:start-color="#8d281e" draw:end-color="#4e102d" draw:start-intensity="100%" draw:end-intensity="100%" draw:angle="30deg" draw:border="0%">
      <loext:gradient-stop svg:offset="0" loext:color-type="rgb" loext:color-value="#8d281e"/>
      <loext:gradient-stop svg:offset="1" loext:color-type="rgb" loext:color-value="#4e102d"/>
    </draw:gradient>
    <draw:gradient draw:name="Gradient_20_14" draw:display-name="Gradient 14" draw:style="linear" draw:start-color="#7b3d00" draw:end-color="#4e102d" draw:start-intensity="100%" draw:end-intensity="100%" draw:angle="30deg" draw:border="0%">
      <loext:gradient-stop svg:offset="0" loext:color-type="rgb" loext:color-value="#7b3d00"/>
      <loext:gradient-stop svg:offset="1" loext:color-type="rgb" loext:color-value="#4e102d"/>
    </draw:gradient>
    <draw:gradient draw:name="Gradient_20_16" draw:display-name="Gradient 16" draw:style="linear" draw:start-color="#f10d0c" draw:end-color="#4e102d" draw:start-intensity="100%" draw:end-intensity="100%" draw:angle="30deg" draw:border="0%">
      <loext:gradient-stop svg:offset="0" loext:color-type="rgb" loext:color-value="#f10d0c"/>
      <loext:gradient-stop svg:offset="1" loext:color-type="rgb" loext:color-value="#4e102d"/>
    </draw:gradient>
    <draw:gradient draw:name="Gradient_20_17" draw:display-name="Gradient 17" draw:style="linear" draw:start-color="#f76b6a" draw:end-color="#954e6f" draw:start-intensity="100%" draw:end-intensity="100%" draw:angle="30deg" draw:border="0%">
      <loext:gradient-stop svg:offset="0" loext:color-type="rgb" loext:color-value="#f76b6a"/>
      <loext:gradient-stop svg:offset="1" loext:color-type="rgb" loext:color-value="#954e6f"/>
    </draw:gradient>
    <draw:gradient draw:name="Gradient_20_19" draw:display-name="Gradient 19" draw:style="axial" draw:start-color="#4e102d" draw:end-color="#4e102d" draw:start-intensity="100%" draw:end-intensity="100%" draw:angle="30deg" draw:border="0%">
      <loext:gradient-stop svg:offset="1" loext:color-type="rgb" loext:color-value="#4e102d"/>
    </draw:gradient>
    <draw:gradient draw:name="Gradient_20_2" draw:display-name="Gradient 2" draw:style="linear" draw:start-color="#3465a4" draw:end-color="#55215b" draw:start-intensity="100%" draw:end-intensity="100%" draw:angle="30deg" draw:border="0%">
      <loext:gradient-stop svg:offset="0" loext:color-type="rgb" loext:color-value="#3465a4"/>
      <loext:gradient-stop svg:offset="1" loext:color-type="rgb" loext:color-value="#55215b"/>
    </draw:gradient>
    <draw:gradient draw:name="Gradient_20_21" draw:display-name="Gradient 21" draw:style="linear" draw:start-color="#55215b" draw:end-color="#4e102d" draw:start-intensity="100%" draw:end-intensity="100%" draw:angle="30deg" draw:border="0%">
      <loext:gradient-stop svg:offset="0" loext:color-type="rgb" loext:color-value="#55215b"/>
      <loext:gradient-stop svg:offset="1" loext:color-type="rgb" loext:color-value="#4e102d"/>
    </draw:gradient>
    <draw:gradient draw:name="Gradient_20_23" draw:display-name="Gradient 23" draw:style="linear" draw:start-color="#813709" draw:end-color="#4e102d" draw:start-intensity="100%" draw:end-intensity="100%" draw:angle="30deg" draw:border="0%">
      <loext:gradient-stop svg:offset="0" loext:color-type="rgb" loext:color-value="#813709"/>
      <loext:gradient-stop svg:offset="1" loext:color-type="rgb" loext:color-value="#4e102d"/>
    </draw:gradient>
    <draw:gradient draw:name="Gradient_20_25" draw:display-name="Gradient 25" draw:style="linear" draw:start-color="#813709" draw:end-color="#780373" draw:start-intensity="100%" draw:end-intensity="100%" draw:angle="30deg" draw:border="0%">
      <loext:gradient-stop svg:offset="0" loext:color-type="rgb" loext:color-value="#813709"/>
      <loext:gradient-stop svg:offset="1" loext:color-type="rgb" loext:color-value="#780373"/>
    </draw:gradient>
    <draw:gradient draw:name="Gradient_20_27" draw:display-name="Gradient 27" draw:style="linear" draw:start-color="#813709" draw:end-color="#3465a4" draw:start-intensity="100%" draw:end-intensity="100%" draw:angle="30deg" draw:border="0%">
      <loext:gradient-stop svg:offset="0" loext:color-type="rgb" loext:color-value="#813709"/>
      <loext:gradient-stop svg:offset="1" loext:color-type="rgb" loext:color-value="#3465a4"/>
    </draw:gradient>
    <draw:gradient draw:name="Gradient_20_29" draw:display-name="Gradient 29" draw:style="linear" draw:start-color="#813709" draw:end-color="#55308d" draw:start-intensity="100%" draw:end-intensity="100%" draw:angle="30deg" draw:border="0%">
      <loext:gradient-stop svg:offset="0" loext:color-type="rgb" loext:color-value="#813709"/>
      <loext:gradient-stop svg:offset="1" loext:color-type="rgb" loext:color-value="#55308d"/>
    </draw:gradient>
    <draw:gradient draw:name="Gradient_20_31" draw:display-name="Gradient 31" draw:style="linear" draw:start-color="#813709" draw:end-color="#41190d" draw:start-intensity="100%" draw:end-intensity="100%" draw:angle="30deg" draw:border="0%">
      <loext:gradient-stop svg:offset="0" loext:color-type="rgb" loext:color-value="#813709"/>
      <loext:gradient-stop svg:offset="1" loext:color-type="rgb" loext:color-value="#41190d"/>
    </draw:gradient>
    <draw:gradient draw:name="Gradient_20_52" draw:display-name="Gradient 52" draw:style="linear" draw:start-color="#b3764f" draw:end-color="#8d5949" draw:start-intensity="100%" draw:end-intensity="100%" draw:angle="30deg" draw:border="0%">
      <loext:gradient-stop svg:offset="0" loext:color-type="rgb" loext:color-value="#b3764f"/>
      <loext:gradient-stop svg:offset="1" loext:color-type="rgb" loext:color-value="#8d5949"/>
    </draw:gradient>
    <draw:gradient draw:name="Gradient_20_53" draw:display-name="Gradient 53" draw:style="radial" draw:cx="50%" draw:cy="50%" draw:start-color="#383d3c" draw:end-color="#3faf46" draw:start-intensity="100%" draw:end-intensity="100%" draw:border="0%">
      <loext:gradient-stop svg:offset="0" loext:color-type="rgb" loext:color-value="#383d3c"/>
      <loext:gradient-stop svg:offset="1" loext:color-type="rgb" loext:color-value="#3faf46"/>
    </draw:gradient>
    <draw:gradient draw:name="Gradient_20_6" draw:display-name="Gradient 6" draw:style="linear" draw:start-color="#111111" draw:end-color="#55215b" draw:start-intensity="100%" draw:end-intensity="100%" draw:angle="30deg" draw:border="0%">
      <loext:gradient-stop svg:offset="0" loext:color-type="rgb" loext:color-value="#111111"/>
      <loext:gradient-stop svg:offset="1" loext:color-type="rgb" loext:color-value="#55215b"/>
    </draw:gradient>
    <draw:gradient draw:name="Pastel_20_Bouquet" draw:display-name="Pastel Bouquet" draw:style="radial" draw:cx="50%" draw:cy="50%" draw:start-color="#383d3c" draw:end-color="#3faf46" draw:start-intensity="100%" draw:end-intensity="100%" draw:border="0%">
      <loext:gradient-stop svg:offset="0" loext:color-type="rgb" loext:color-value="#383d3c"/>
      <loext:gradient-stop svg:offset="1" loext:color-type="rgb" loext:color-value="#3faf4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" draw:display-name="Transparency 2" draw:style="ellipsoid" draw:cx="50%" draw:cy="50%" draw:start="100%" draw:end="0%" draw:angle="0deg" draw:border="0%">
      <loext:opacity-stop svg:offset="0" svg:stop-opacity="1"/>
      <loext:opacity-stop svg:offset="1" svg:stop-opacity="0"/>
    </draw:opacity>
    <draw:marker draw:name="Arrow" svg:viewBox="0 0 20 20" svg:d="M0 20l10-20 10 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2T13:48:38.684712524</meta:creation-date>
    <dc:date>2025-04-22T15:26:31.792896916</dc:date>
    <meta:editing-duration>PT25M7S</meta:editing-duration>
    <meta:editing-cycles>2</meta:editing-cycles>
    <meta:generator>LibreOffice/25.2.2.2$Linux_X86_64 LibreOffice_project/520$Build-2</meta:generator>
    <meta:document-statistic meta:object-count="16"/>
  </office:meta>
</office:document-meta>
</file>